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InputStream.read( byte [ ]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bSource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Source.getParameterAsLon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lob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DBCInputStream.closeCn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InputStream.JDBCInputStream( InputStream stream , Connection cn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bSource.BlobSource( String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lobSource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InputStream.read( byte [ ] b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b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bSource.getConn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DBC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b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lob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Source.getInputStream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BlobSourc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